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dobe Caslon Pro" svg:font-family="'Adobe Caslon Pr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unga" svg:font-family="Tunga"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style:tab-stops>
          <style:tab-stop style:position="0.2602in"/>
        </style:tab-stops>
      </style:paragraph-properties>
      <style:text-properties officeooo:paragraph-rsid="000532e9"/>
    </style:style>
    <style:style style:name="P2" style:family="paragraph" style:parent-style-name="Text_20_body">
      <style:text-properties style:font-name="Times New Roman"/>
    </style:style>
    <style:style style:name="P3" style:family="paragraph" style:parent-style-name="Text_20_body">
      <style:text-properties style:font-name="Times New Roman" officeooo:paragraph-rsid="0001fcd2"/>
    </style:style>
    <style:style style:name="P4" style:family="paragraph" style:parent-style-name="Text_20_body">
      <style:text-properties style:font-name="Times New Roman" officeooo:paragraph-rsid="0003edf4"/>
    </style:style>
    <style:style style:name="P5" style:family="paragraph" style:parent-style-name="Text_20_body">
      <style:text-properties style:font-name="Times New Roman" officeooo:paragraph-rsid="0004fc42"/>
    </style:style>
    <style:style style:name="P6" style:family="paragraph" style:parent-style-name="Text_20_body">
      <style:text-properties style:font-name="Times New Roman" officeooo:paragraph-rsid="00080155"/>
    </style:style>
    <style:style style:name="P7" style:family="paragraph" style:parent-style-name="Text_20_body">
      <style:text-properties style:font-name="Times New Roman" officeooo:paragraph-rsid="000a3ab6"/>
    </style:style>
    <style:style style:name="P8" style:family="paragraph" style:parent-style-name="Text_20_body">
      <style:text-properties style:font-name="Times New Roman" officeooo:paragraph-rsid="000d284c"/>
    </style:style>
    <style:style style:name="P9" style:family="paragraph" style:parent-style-name="Text_20_body" style:list-style-name="L2">
      <style:text-properties style:font-name="Times New Roman"/>
    </style:style>
    <style:style style:name="P10" style:family="paragraph" style:parent-style-name="Text_20_body">
      <style:text-properties style:font-name="Times New Roman" officeooo:paragraph-rsid="00118e54"/>
    </style:style>
    <style:style style:name="P11" style:family="paragraph" style:parent-style-name="Text_20_body">
      <style:text-properties style:font-name="Times New Roman" officeooo:paragraph-rsid="0014dbae"/>
    </style:style>
    <style:style style:name="P12" style:family="paragraph" style:parent-style-name="Text_20_body">
      <style:text-properties style:font-name="Times New Roman" officeooo:paragraph-rsid="00170651"/>
    </style:style>
    <style:style style:name="P13" style:family="paragraph" style:parent-style-name="Text_20_body">
      <style:text-properties officeooo:paragraph-rsid="001cd83b"/>
    </style:style>
    <style:style style:name="P14" style:family="paragraph" style:parent-style-name="Text_20_body" style:list-style-name="L2">
      <style:paragraph-properties fo:margin-top="0in" fo:margin-bottom="0in" loext:contextual-spacing="false"/>
      <style:text-properties style:font-name="Times New Roman"/>
    </style:style>
    <style:style style:name="P15" style:family="paragraph" style:parent-style-name="Heading_20_1">
      <style:text-properties officeooo:paragraph-rsid="00001a90"/>
    </style:style>
    <style:style style:name="P16" style:family="paragraph" style:parent-style-name="Heading_20_1">
      <style:paragraph-properties fo:text-align="center" style:justify-single-word="false"/>
      <style:text-properties style:font-name="Times New Roman" fo:font-size="18pt" officeooo:paragraph-rsid="00001a90" style:font-size-asian="18pt" style:font-size-complex="18pt"/>
    </style:style>
    <style:style style:name="P17" style:family="paragraph" style:parent-style-name="Heading_20_4">
      <style:text-properties fo:color="#000000"/>
    </style:style>
    <style:style style:name="P18" style:family="paragraph" style:parent-style-name="Heading_20_4">
      <style:text-properties fo:color="#000000" style:font-name="Times New Roman"/>
    </style:style>
    <style:style style:name="P19" style:family="paragraph" style:parent-style-name="Heading_20_4">
      <style:text-properties fo:color="#000000" style:font-name="Times New Roman" officeooo:paragraph-rsid="0001fcd2"/>
    </style:style>
    <style:style style:name="P20" style:family="paragraph" style:parent-style-name="Heading_20_4">
      <style:text-properties style:font-name="Times New Roman"/>
    </style:style>
    <style:style style:name="P21" style:family="paragraph" style:parent-style-name="Quotations">
      <style:text-properties style:font-name="Times New Roman"/>
    </style:style>
    <style:style style:name="P22" style:family="paragraph" style:parent-style-name="Heading_20_5">
      <style:text-properties style:font-name="Times New Roman"/>
    </style:style>
    <style:style style:name="T1" style:family="text">
      <style:text-properties fo:font-size="12pt" fo:font-style="italic" style:font-size-asian="12pt" style:font-size-complex="12pt"/>
    </style:style>
    <style:style style:name="T2" style:family="text">
      <style:text-properties fo:font-size="13pt" style:font-size-asian="13pt" style:font-size-complex="13pt"/>
    </style:style>
    <style:style style:name="T3" style:family="text">
      <style:text-properties officeooo:rsid="00001a90"/>
    </style:style>
    <style:style style:name="T4" style:family="text">
      <style:text-properties officeooo:rsid="0001fcd2"/>
    </style:style>
    <style:style style:name="T5" style:family="text">
      <style:text-properties officeooo:rsid="0002fc76"/>
    </style:style>
    <style:style style:name="T6" style:family="text">
      <style:text-properties fo:font-weight="bold" style:font-weight-asian="bold" style:font-weight-complex="bold"/>
    </style:style>
    <style:style style:name="T7" style:family="text">
      <style:text-properties fo:font-weight="bold" officeooo:rsid="0001fcd2"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01fcd2" style:font-weight-asian="normal" style:font-weight-complex="normal"/>
    </style:style>
    <style:style style:name="T10" style:family="text">
      <style:text-properties fo:font-weight="normal" officeooo:rsid="000532e9" style:font-weight-asian="normal" style:font-weight-complex="normal"/>
    </style:style>
    <style:style style:name="T11" style:family="text">
      <style:text-properties officeooo:rsid="0003edf4"/>
    </style:style>
    <style:style style:name="T12" style:family="text">
      <style:text-properties officeooo:rsid="0004fc42"/>
    </style:style>
    <style:style style:name="T13" style:family="text">
      <style:text-properties style:font-name="Tunga"/>
    </style:style>
    <style:style style:name="T14" style:family="text">
      <style:text-properties style:font-name="Tunga" fo:font-weight="normal" style:font-weight-asian="normal" style:font-weight-complex="normal"/>
    </style:style>
    <style:style style:name="T15" style:family="text">
      <style:text-properties style:font-name="Tunga" fo:font-weight="normal" officeooo:rsid="0001fcd2" style:font-weight-asian="normal" style:font-weight-complex="normal"/>
    </style:style>
    <style:style style:name="T16" style:family="text">
      <style:text-properties style:font-name="Tunga" fo:font-weight="normal" officeooo:rsid="000532e9" style:font-weight-asian="normal" style:font-weight-complex="normal"/>
    </style:style>
    <style:style style:name="T17" style:family="text">
      <style:text-properties style:font-name="Tunga" officeooo:rsid="0001fcd2"/>
    </style:style>
    <style:style style:name="T18" style:family="text">
      <style:text-properties style:font-name="Tunga" officeooo:rsid="000532e9"/>
    </style:style>
    <style:style style:name="T19" style:family="text">
      <style:text-properties style:font-name="Adobe Caslon Pro" fo:font-weight="normal" style:font-weight-asian="normal" style:font-weight-complex="normal"/>
    </style:style>
    <style:style style:name="T20" style:family="text">
      <style:text-properties style:font-name="Adobe Caslon Pro" fo:font-weight="normal" officeooo:rsid="000532e9" style:font-weight-asian="normal" style:font-weight-complex="normal"/>
    </style:style>
    <style:style style:name="T21" style:family="text">
      <style:text-properties style:font-name="Adobe Caslon Pro" fo:font-weight="normal" officeooo:rsid="0001fcd2" style:font-weight-asian="normal" style:font-weight-complex="normal"/>
    </style:style>
    <style:style style:name="T22" style:family="text">
      <style:text-properties style:font-name="Liberation Serif"/>
    </style:style>
    <style:style style:name="T23" style:family="text">
      <style:text-properties style:font-name="Liberation Serif" fo:font-weight="normal" style:font-weight-asian="normal" style:font-weight-complex="normal"/>
    </style:style>
    <style:style style:name="T24" style:family="text">
      <style:text-properties style:font-name="Liberation Serif" fo:font-weight="normal" officeooo:rsid="000532e9" style:font-weight-asian="normal" style:font-weight-complex="normal"/>
    </style:style>
    <style:style style:name="T25" style:family="text">
      <style:text-properties style:font-name="Liberation Serif" fo:font-weight="normal" officeooo:rsid="0001fcd2" style:font-weight-asian="normal" style:font-weight-complex="normal"/>
    </style:style>
    <style:style style:name="T26" style:family="text">
      <style:text-properties style:font-name="Liberation Serif" officeooo:rsid="000532e9"/>
    </style:style>
    <style:style style:name="T27" style:family="text">
      <style:text-properties style:font-name="Liberation Serif" officeooo:rsid="0001fcd2"/>
    </style:style>
    <style:style style:name="T28" style:family="text">
      <style:text-properties style:font-name="Times New Roman"/>
    </style:style>
    <style:style style:name="T29" style:family="text">
      <style:text-properties style:font-name="Times New Roman" fo:font-weight="normal" style:font-weight-asian="normal" style:font-weight-complex="normal"/>
    </style:style>
    <style:style style:name="T30" style:family="text">
      <style:text-properties style:font-name="Times New Roman" fo:font-weight="normal" officeooo:rsid="000532e9" style:font-weight-asian="normal" style:font-weight-complex="normal"/>
    </style:style>
    <style:style style:name="T31" style:family="text">
      <style:text-properties style:font-name="Times New Roman" fo:font-weight="normal" officeooo:rsid="0001fcd2" style:font-weight-asian="normal" style:font-weight-complex="normal"/>
    </style:style>
    <style:style style:name="T32" style:family="text">
      <style:text-properties style:font-name="Times New Roman" fo:font-size="13pt" style:font-size-asian="13pt" style:font-size-complex="13pt"/>
    </style:style>
    <style:style style:name="T33" style:family="text">
      <style:text-properties style:font-name="Times New Roman" fo:font-size="12pt" fo:font-style="italic" style:font-size-asian="12pt" style:font-size-complex="12pt"/>
    </style:style>
    <style:style style:name="T34" style:family="text">
      <style:text-properties style:font-name="Times New Roman" officeooo:rsid="00170651"/>
    </style:style>
    <style:style style:name="T35" style:family="text">
      <style:text-properties style:font-name="Times New Roman" officeooo:rsid="0001fcd2"/>
    </style:style>
    <style:style style:name="T36" style:family="text">
      <style:text-properties officeooo:rsid="00080155"/>
    </style:style>
    <style:style style:name="T37" style:family="text">
      <style:text-properties officeooo:rsid="0009d76e"/>
    </style:style>
    <style:style style:name="T38" style:family="text">
      <style:text-properties officeooo:rsid="000a1365"/>
    </style:style>
    <style:style style:name="T39" style:family="text">
      <style:text-properties officeooo:rsid="000c27ba"/>
    </style:style>
    <style:style style:name="T40" style:family="text">
      <style:text-properties officeooo:rsid="000f1874"/>
    </style:style>
    <style:style style:name="T41" style:family="text">
      <style:text-properties officeooo:rsid="00118e54"/>
    </style:style>
    <style:style style:name="T42" style:family="text">
      <style:text-properties officeooo:rsid="0015f367"/>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rms of Use</text:h>
      <text:h text:style-name="P15" text:outline-level="1"><text:span text:style-name="Strong_20_Emphasis"><text:span text:style-name="T32">NOTE:</text:span></text:span><text:span text:style-name="T32"> </text:span><text:span text:style-name="T33">Please read this carefully before using this website.</text:span></text:h>
      <text:p text:style-name="P2">Welcome to the <text:span text:style-name="T3">Ice-Cloud</text:span> website. <text:span text:style-name="T4">Ice-Cloud</text:span> maintains this <text:span text:style-name="T4">s</text:span>ite to provide general information to our visitors. All use of this <text:span text:style-name="T4">s</text:span>ite is subject to the following terms and conditions. By accessing and browsing this <text:span text:style-name="T4">s</text:span>ite, you agree to be bound by these Terms of Use.</text:p>
      <text:h text:style-name="P18" text:outline-level="4">Features Subject to Separate Terms</text:h>
      <text:p text:style-name="P2">Some of the features offered through <text:span text:style-name="T4">Ice-Cloud</text:span>, such as our data storage services, are subject to terms of use, <text:bookmark text:name="OLE_LINK3"/><text:bookmark text:name="OLE_LINK4"/>rules and policies in addition to or in lieu of these Terms of Use. If you choose to use those features, you agree that your use of those features will be subject to such additional or separate terms of use, rules and/or policies, as applicable.</text:p>
      <text:h text:style-name="P18" text:outline-level="4">Copyright</text:h>
      <text:p text:style-name="P3">This <text:span text:style-name="T4">s</text:span>ite, including all text, images, software and other content contained herein, is the property of <text:span text:style-name="T4">Ice-Cloud</text:span> or its suppliers and is protected by <text:span text:style-name="T4">Romanian</text:span> and international copyright laws. The compilation and arrangement of all content on this <text:span text:style-name="T4">s</text:span>ite is the exclusive property of <text:span text:style-name="T4">Ice-Cloud </text:span>and is protected by <text:span text:style-name="T4">Romanian</text:span> and international copyright laws. All rights reserved.</text:p>
      <text:h text:style-name="P19" text:outline-level="4">Trademarks</text:h>
      <text:p text:style-name="P3">All <text:s/>marks, graphics, logos, designs and trade names used and displayed on this <text:span text:style-name="T4">s</text:span>ite are service marks or trademarks of <text:span text:style-name="T4">Ice-Cloud</text:span> and are the sole and exclusive property of <text:span text:style-name="T4">Ice-Cloud</text:span>. The "look and feel" of this <text:span text:style-name="T4">s</text:span>ite constitutes proprietary trade dress of <text:span text:style-name="T4">Ice-Cloud</text:span>. All other trademarks not owned by <text:span text:style-name="T4">Ice-Cloud</text:span> that appear on this <text:span text:style-name="T4">s</text:span>ite are the property of their respective owners. You may not use any such marks for any purpose whatsoever without the express prior written permission of the owner.</text:p>
      <text:h text:style-name="P19" text:outline-level="4"><text:span text:style-name="T4">Ice-Cloud</text:span> Intellectual Property</text:h>
      <text:p text:style-name="P3"><text:span text:style-name="T4">Ice-Cloud</text:span> grants you a personal, non-exclusive, non-transferable, limited license, exercisable solely during the term of this Agreement, to use <text:span text:style-name="T4">Ice-Cloud</text:span> technology and software furnished to you by <text:span text:style-name="T4">Ice-Cloud</text:span> solely for the purpose of accessing and using the Services. You shall have no right to use the <text:span text:style-name="T4">Ice-Cloud</text:span> Intellectual Property for any purpose other than accessing and using the Services. You shall not (a) copy, reproduce, modify, adapt, create any derivative works from, distribute, transmit or otherwise exploit the <text:span text:style-name="T4">Ice-Cloud</text:span> Intellectual Property or (b) directly or indirectly reverse engineer, decompile, disassemble or otherwise attempt to derive source code or other trade secrets from any of the <text:span text:style-name="T4">Ice-Cloud</text:span> <text:s/>Property. Except for the rights expressly granted above, all rights, title and interest in and to the <text:span text:style-name="T4">Ice-Cloud</text:span> Intellectual Property shall remain solely with and are hereby reserved to <text:span text:style-name="T4">Ice-Cloud</text:span>.</text:p>
      <text:h text:style-name="P18" text:outline-level="4">Use of Site; Restrictions</text:h>
      <text:p text:style-name="P4">You may view and print material displayed on this <text:span text:style-name="T5">s</text:span>ite subject to the following conditions: (a) the materials may be used solely for your own, personal information and not for commercial use; and (b) you must retain without modification all copyright, trademark and other proprietary notices affixed to or contained in the materials you print and all copies thereof. You may not copy or otherwise use this Site or any portion hereof, except as expressly provided above. You may not reproduce, download, republish, frame, transmit, distribute, sell, license, modify, alter, reverse engineer or prepare derivative works from this Site or any portion hereof, except with the express prior written permission of <text:span text:style-name="T9">Ice-</text:span><text:soft-page-break/><text:span text:style-name="T9">Cloud</text:span>. Use of spiders, data mining tools, robots and similar data gathering and extraction tools is expressly prohibited, except by publicly available Internet search engine portals solely for purposes of indexing this <text:span text:style-name="T11">s</text:span>ite. In the event you link to this <text:span text:style-name="T11">s</text:span>ite, you agree to remove any such links to this <text:span text:style-name="T11">s</text:span>ite (or any portion hereof) to which <text:span text:style-name="T4">Ice-Cloud</text:span> objects promptly upon request. Nothing contained in this <text:span text:style-name="T11">s</text:span>ite shall be construed as conferring by implication, estoppel or otherwise any license or right under any copyright, patent, trademark or other proprietary interest of <text:span text:style-name="T9">Ice-Cloud</text:span> or any third party. Any rights not expressly granted herein are reserved.</text:p>
      <text:h text:style-name="P18" text:outline-level="4">Indemnification</text:h>
      <text:p text:style-name="P4">You agree to indemnify, defend and hold harmless <text:span text:style-name="T4">Ice-Cloud</text:span>, its affiliates and their respective directors, officers, employees and agents, licensors, representatives and third party providers to this <text:span text:style-name="T11">s</text:span>ite from and against all losses, expenses, damages and costs, including reasonable attorneys' fees, resulting from any violation of these Terms of Use by you, including but not limited to any breach or alleged breach of any of your representations, warranties or undertakings hereunder. <text:span text:style-name="T4">Ice-Cloud</text:span> reserves the right to assume, at its sole expense, the exclusive defense and control of any matter subject to indemnification by you, in which event you will fully cooperate with <text:span text:style-name="T4">Ice-Cloud</text:span> in asserting any available defenses.</text:p>
      <text:h text:style-name="P18" text:outline-level="4">No Rendering of Advice</text:h>
      <text:p text:style-name="P4">The information contained in or made available through this <text:span text:style-name="T11">s</text:span>ite is provided for informational purposes only and should not be construed as rendering consulting, technical, security, engineering, legal or other professional advice of any kind. Your use of this Site does not give rise to a client, advisory, fiduciary or professional services relationship between you and <text:span text:style-name="T9">Ice-Cloud</text:span>. </text:p>
      <text:h text:style-name="P18" text:outline-level="4">Accuracy of Information</text:h>
      <text:p text:style-name="P5">While <text:span text:style-name="T4">Ice-Cloud</text:span> uses reasonable efforts to furnish accurate and up-to-date information, <text:span text:style-name="T4">Ice-Cloud</text:span> does not warrant that any information contained in or made available through this <text:span text:style-name="T12">s</text:span>ite is accurate, complete, reliable, current or error-free. <text:span text:style-name="T4">Ice-Cloud</text:span> assumes no liability or responsibility for any errors or omissions in the content of this <text:span text:style-name="T12">s</text:span>ite or such other materials or communications.</text:p>
      <text:h text:style-name="P18" text:outline-level="4">Disclaimer of Warranties and Limitations of Liability</text:h>
      <text:p text:style-name="P1"><text:span text:style-name="Strong_20_Emphasis"><text:span text:style-name="T30">T</text:span></text:span><text:span text:style-name="Strong_20_Emphasis"><text:span text:style-name="T29">his site is provided by </text:span></text:span><text:span text:style-name="Strong_20_Emphasis"><text:span text:style-name="T30">I</text:span></text:span><text:span text:style-name="Strong_20_Emphasis"><text:span text:style-name="T31">ce-cloud</text:span></text:span><text:span text:style-name="Strong_20_Emphasis"><text:span text:style-name="T29"> on an "as is" and "as available" basis. use of this site is at your sole risk. to the full extent permissible by applicable law, </text:span></text:span><text:span text:style-name="Strong_20_Emphasis"><text:span text:style-name="T30">I</text:span></text:span><text:span text:style-name="Strong_20_Emphasis"><text:span text:style-name="T31">ce-cloud</text:span></text:span><text:span text:style-name="Strong_20_Emphasis"><text:span text:style-name="T29"> and its affiliates and suppliers disclaim all warranties, whether express or implied, including, but not limited to, implied warranties of merchantability, fitness for a particular purpose, system integration, title and noninfringement. without limiting the foregoing, </text:span></text:span><text:span text:style-name="Strong_20_Emphasis"><text:span text:style-name="T30">I</text:span></text:span><text:span text:style-name="Strong_20_Emphasis"><text:span text:style-name="T31">ce-cloud</text:span></text:span><text:span text:style-name="Strong_20_Emphasis"><text:span text:style-name="T29"> and its affiliates and suppliers make no representations or warranties of any kind as to the operation or availability of this site or the information, content, materials, products or services included on or made available through this site. </text:span></text:span><text:span text:style-name="Strong_20_Emphasis"><text:span text:style-name="T31">ice-cloud</text:span></text:span><text:span text:style-name="Strong_20_Emphasis"><text:span text:style-name="T29"> does not warrant that this site will be uninterrupted or secure, or that this site is free of viruses or other harmful components. </text:span></text:span></text:p>
      <text:p text:style-name="P1"><text:span text:style-name="Strong_20_Emphasis"><text:span text:style-name="T30">I</text:span></text:span><text:span text:style-name="Strong_20_Emphasis"><text:span text:style-name="T31">ce-cloud</text:span></text:span><text:span text:style-name="Strong_20_Emphasis"><text:span text:style-name="T29"> and its affiliates and suppliers will not be liable for any damages of any kind arising from or in connection with the use of this site, including, but not limited to, direct, indirect, incidental, punitive and consequential damages (including, without limitation, loss of profits, goodwill, data or use), even if such parties have been advised of the possibility of such damages. the foregoing limitation shall apply regardless of the form of action and whether in contract, breach of warranty, tort, negligence, strict liability or otherwise. certain state laws do not allow limitations on implied warranties or the exclusion or limitation of certain damages. if these laws apply to you, you might have additional rights. if you are dissatisfied with this site or any portion hereof, or with any of these terms of use, your sole and </text:span></text:span><text:soft-page-break/><text:span text:style-name="Strong_20_Emphasis"><text:span text:style-name="T29">exclusive remedy is to discontinue using this site.</text:span></text:span></text:p>
      <text:h text:style-name="P18" text:outline-level="4">Links to Third Party Websites</text:h>
      <text:p text:style-name="P6">For your convenience, this <text:span text:style-name="T36">s</text:span>ite may provide hyperlinks to websites, servers and other resources maintained by third parties over which <text:span text:style-name="T9">Ice-Cloud</text:span><text:span text:style-name="T8"> </text:span>does not have control, including, without limitation, message boards and/or links to Web sites or pages that are framed within this Site. Even if such materials are framed within this <text:span text:style-name="T36">s</text:span>ite and appear to be a part of this <text:span text:style-name="T36">s</text:span>ite, <text:span text:style-name="T4">Ice-Cloud</text:span> does not evaluate, endorse or guarantee content found in such sites. <text:span text:style-name="T4">Ice-Cloud</text:span> does not assume any responsibility or liability for the actions, products, services or content of these sites or the parties that operate them. You should carefully review their privacy statements and other conditions of use. Your use of these sites is entirely at your own risk.</text:p>
      <text:h text:style-name="P18" text:outline-level="4">Feedback and Other Submissions</text:h>
      <text:p text:style-name="P6">All comments, feedback, suggestions, ideas and similar submissions furnished to <text:span text:style-name="T4">Ice-Cloud</text:span> in connection with your use of this <text:span text:style-name="T36">s</text:span>ite shall be deemed assigned to and shall remain the exclusive property of <text:span text:style-name="T4">Ice-Cloud</text:span>. No such submissions shall be subject to any obligation of confidence on the part of <text:span text:style-name="T4">Ice-Cloud</text:span>, and <text:span text:style-name="T4">Ice-Cloud</text:span> shall be entitled to unrestricted use and disclosure of such submissions throughout the world for any purpose whatsoever, commercial or otherwise, without any obligation to compensate you for such use or disclosure. You represent that you have the lawful right to furnish such submissions to <text:span text:style-name="T4">Ice-Cloud</text:span> and agree that you will not submit any information unless you are legally entitled to do so.</text:p>
      <text:h text:style-name="P18" text:outline-level="4">Termination or Suspension of Access; Modifications to Site</text:h>
      <text:p text:style-name="P7"><text:span text:style-name="T4">Ice-Cloud</text:span> reserves the right to terminate, suspend or otherwise restrict your access to this <text:span text:style-name="T37">s</text:span>ite, or any portion hereof, with or without notice at any time for any reason whatsoever including, but not limited to, your violation of these Terms of Use or any inappropriate or unlawful behavior on your part. In addition, <text:span text:style-name="T4">Ice-Cloud</text:span> reserves the right to modify or discontinue this <text:span text:style-name="T38">s</text:span>ite or any portion hereof at any time with or without notice. <text:span text:style-name="T4">Ice-Cloud</text:span> shall not be liable to you or any third party for any such termination, suspension, restriction, modification or discontinuance.</text:p>
      <text:h text:style-name="P18" text:outline-level="4">Dispute Resolution</text:h>
      <text:p text:style-name="P8">Any controversy or claim arising out of or relating to these Terms of Use or breach hereof, or otherwise relating to this <text:span text:style-name="T39">s</text:span>ite (with the exception of injunctive relief sought by <text:span text:style-name="T4">Ice-Cloud</text:span> for any violation of <text:span text:style-name="T4">Ice-Cloud's</text:span> proprietary rights), shall be settled by binding arbitration administered by the <text:span text:style-name="T40">Romanian</text:span> Arbitration Association in accordance with its then-current rules. The arbitration shall be decided by one (1) arbitrator, who shall be an attorney having experience and familiarity with information technology disputes. The language of the arbitration shall be English <text:span text:style-name="T40">or Romanian</text:span>. The location of arbitration shall be <text:span text:style-name="T40">Cluj, Romania</text:span>. The arbitrator may award to the prevailing party, if any, as determined by the arbitrator, its costs and expenses, including reasonable attorneys' fees. Except as may be required by law, neither a party nor an arbitrator may disclose the existence, content or results of any arbitration hereunder without the prior written consent of both parties. To the fullest extent permitted by applicable law, no such arbitration shall be joined to an arbitration involving any other party subject to these Terms of Use, whether through class arbitration proceedings or otherwise. Each party hereby waives its right to a trial by jury for any disputes between the parties.</text:p>
      <text:h text:style-name="P20" text:outline-level="4"><text:soft-page-break/></text:h>
      <text:h text:style-name="P18" text:outline-level="4">Modifications</text:h>
      <text:p text:style-name="P10"><text:span text:style-name="T4">Ice-Cloud</text:span> reserves the right to modify these Terms of Use at any time upon posting. By continuing to use this <text:span text:style-name="T41">s</text:span>ite after any changes are posted, you are signifying your acceptance of the revised terms and conditions, regardless of whether you have reviewed them. Please visit this page regularly to review the then-current Terms of Use to which you are bound.</text:p>
      <text:h text:style-name="P17" text:outline-level="4"><text:span text:style-name="T28">Miscellaneous</text:span></text:h>
      <text:p text:style-name="P11">If there is a determination that any provision of these Terms of Use is invalid or unenforceable under applicable law, that determination will not affect the rest of these Terms of Use, and these Terms of Use shall be deemed amended to the minimum extent necessary to make them valid and enforceable. The failure of <text:span text:style-name="T4">Ice-Cloud</text:span> to exercise or enforce any right or provision of these Terms of Use shall not constitute a waiver of such right or provision. Regardless of any statute or law to the contrary, any claim or cause of action against <text:span text:style-name="T4">Ice-Cloud</text:span> arising out of or related to use of this <text:span text:style-name="T42">s</text:span>ite or under these Terms of Use must be filed within one (1) year after such claim or cause of action arose or be forever barred. The section titles in these Terms of Use are for convenience only and have no legal or contractual effect.</text:p>
      <text:h text:style-name="P18" text:outline-level="4">Consent to Electronic Delivery of Notices</text:h>
      <text:p text:style-name="P12">When you visit <text:span text:style-name="T4">Ice-Cloud</text:span> or send e-mails to us, you are communicating with us electronically. You consent to receive communications from us electronically, including without limitation by e-mail or by posting notices on this Site. You agree that all agreements, notices, disclosures and other communications that we provide to you electronically satisfy any legal requirement that such communications be in writing. To withdraw your consent to receive notices electronically, you must notify us of your withdrawal of such consent and discontinue your use of this Site.</text:p>
      <text:h text:style-name="P18" text:outline-level="4">Minors</text:h>
      <text:p text:style-name="P13"><text:span text:style-name="T28">This Site is not intended for use by or availability to minors under the age of 14.</text:span><text:span text:style-name="Strong_20_Emphasis"><text:span text:style-name="T28"> </text:span></text:span><text:span text:style-name="Strong_20_Emphasis"><text:span text:style-name="T34">I</text:span></text:span><text:span text:style-name="Strong_20_Emphasis"><text:span text:style-name="T28">f you are under 14 years of age, you may not access or use this site. by using this site, you represent to </text:span></text:span><text:span text:style-name="Strong_20_Emphasis"><text:span text:style-name="T35">Ice-Cloud</text:span></text:span><text:span text:style-name="Strong_20_Emphasis"><text:span text:style-name="T28"> that you are 14 years of age or older. if you are under the age of 18, you hereby represent that you are using this site with the consent of your parent or legal guardian, and your parent or legal guardian hereby agrees on your behalf to be legally bound by these terms of us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Adobe Caslon Pro" svg:font-family="'Adobe Caslon Pr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unga" svg:font-family="Tunga"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0M12S</meta:editing-duration>
    <meta:editing-cycles>31</meta:editing-cycles>
    <meta:generator>LibreOffice/4.3.3.2$Windows_x86 LibreOffice_project/9bb7eadab57b6755b1265afa86e04bf45fbfc644</meta:generator>
    <dc:date>2015-01-07T14:47:21.861000000</dc:date>
    <meta:document-statistic meta:table-count="0" meta:image-count="0" meta:object-count="0" meta:page-count="4" meta:paragraph-count="38" meta:word-count="2087" meta:character-count="13086" meta:non-whitespace-character-count="11033"/>
    <meta:user-defined meta:name="Info 1"/>
    <meta:user-defined meta:name="Info 2"/>
    <meta:user-defined meta:name="Info 3"/>
    <meta:user-defined meta:name="Info 4"/>
  </office:meta>
</office:document-meta>
</file>